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1cm" fo:min-width="3.30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1cm" fo:min-width="3.75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1cm" fo:min-width="4.45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1cm" fo:min-width="3.04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113cm" svg:height="1.599cm" svg:x="8.937cm" svg:y="1.941cm">
          <text:p text:style-name="P1">Roo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" draw:id="id1" draw:layer="layout" svg:width="4.113cm" svg:height="1.599cm" svg:x="3.554cm" svg:y="5.751cm">
          <text:p text:style-name="P1">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4.113cm" svg:height="1.599cm" svg:x="13.714cm" svg:y="5.762cm">
          <text:p text:style-name="P1">Co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4.936cm" svg:height="2.399cm" svg:x="2.587cm" svg:y="10.348cm">
          <text:p text:style-name="P1">Variab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5" draw:id="id5" draw:layer="layout" svg:width="5.758cm" svg:height="2.399cm" svg:x="14.292cm" svg:y="10.347cm">
          <text:p text:style-name="P1">Instruction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4" draw:id="id4" draw:layer="layout" svg:width="4.113cm" svg:height="2.4cm" svg:x="9.356cm" svg:y="10.347cm">
          <text:p text:style-name="P1">Label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svg:x1="5.611cm" svg:y1="7.35cm" svg:x2="5.055cm" svg:y2="10.348cm" draw:start-shape="id1" draw:start-glue-point="6" draw:end-shape="id2" draw:end-glue-point="4" svg:d="M5611 7350v1499h-556v1499" svg:viewBox="0 0 557 2999">
          <text:p/>
        </draw:connector>
        <draw:connector draw:style-name="gr5" draw:text-style-name="P1" draw:layer="layout" svg:x1="15.771cm" svg:y1="7.361cm" svg:x2="11.413cm" svg:y2="10.347cm" draw:start-shape="id3" draw:start-glue-point="6" draw:end-shape="id4" draw:end-glue-point="4" svg:d="M15771 7361v1493h-4358v1493" svg:viewBox="0 0 4359 2987">
          <text:p/>
        </draw:connector>
        <draw:connector draw:style-name="gr5" draw:text-style-name="P1" draw:layer="layout" svg:x1="17.171cm" svg:y1="10.347cm" svg:x2="15.771cm" svg:y2="7.361cm" draw:start-shape="id5" draw:start-glue-point="4" draw:end-shape="id3" draw:end-glue-point="6" svg:d="M17171 10347v-1493h-1400v-1493" svg:viewBox="0 0 1401 2987">
          <text:p/>
        </draw:connector>
        <draw:connector draw:style-name="gr5" draw:text-style-name="P1" draw:layer="layout" svg:x1="5.611cm" svg:y1="5.751cm" svg:x2="10.994cm" svg:y2="3.54cm" draw:start-shape="id1" draw:start-glue-point="4" draw:end-shape="id6" draw:end-glue-point="6" svg:d="M5611 5751v-1106h5383v-1105" svg:viewBox="0 0 5384 2212">
          <text:p/>
        </draw:connector>
        <draw:connector draw:style-name="gr5" draw:text-style-name="P1" draw:layer="layout" svg:x1="15.771cm" svg:y1="5.762cm" svg:x2="10.994cm" svg:y2="3.54cm" draw:start-shape="id3" draw:start-glue-point="4" draw:end-shape="id6" draw:end-glue-point="6" svg:d="M15771 5762v-1111h-4777v-1111" svg:viewBox="0 0 4778 22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3:03.366043401</meta:creation-date>
    <dc:date>2022-12-06T11:56:00.202655910</dc:date>
    <meta:editing-duration>PT12M57S</meta:editing-duration>
    <meta:editing-cycles>1</meta:editing-cycles>
    <meta:generator>LibreOffice/7.4.3.2$Linux_X86_64 LibreOffice_project/40$Build-2</meta:generator>
    <meta:document-statistic meta:object-count="11"/>
  </office:meta>
</office:document-meta>
</file>